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5.516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6346in"/>
    </style:style>
    <style:style style:name="co25" style:family="table-column">
      <style:table-column-properties fo:break-before="auto" style:column-width="0.2071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2839in"/>
    </style:style>
    <style:style style:name="co28" style:family="table-column">
      <style:table-column-properties fo:break-before="auto" style:column-width="0.661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0.6445in"/>
    </style:style>
    <style:style style:name="co31" style:family="table-column">
      <style:table-column-properties fo:break-before="auto" style:column-width="1.1138in"/>
    </style:style>
    <style:style style:name="co32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5, 2009, 23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; but some tests will fail due to interference with previous tests.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9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10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10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9" office:value-type="string">
            <text:p>-</text:p>
          </table:table-cell>
          <table:table-cell table:style-name="ce19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9"/>
          <table:table-cell table:style-name="ce9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9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/>
          <table:table-cell table:style-name="ce9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9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9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9"/>
          <table:table-cell table:style-name="ce9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19" table:number-columns-repeated="4"/>
          <table:table-cell table:style-name="ce9" table:number-columns-repeated="2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19" table:number-columns-repeated="7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9"/>
          <table:table-cell table:style-name="ce9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6" table:number-columns-repeated="2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8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8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9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9"/>
          <table:table-cell table:style-name="ce19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9"/>
          <table:table-cell table:style-name="ce19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23:3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15T23:30:20</dc:date>
    <meta:editing-cycles>186</meta:editing-cycles>
    <meta:editing-duration>PT261H34M56S</meta:editing-duration>
    <meta:document-statistic meta:table-count="8" meta:cell-count="1271" meta:object-count="0"/>
    <meta:user-defined meta:name="Info 1"/>
    <meta:user-defined meta:name="Info 2"/>
    <meta:user-defined meta:name="Info 3"/>
    <meta:user-defined meta:name="Info 4"/>
  </office:meta>
</office:document-meta>
</file>